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2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98369" calcext:value-type="float" table:number-columns-spanned="1" table:number-rows-spanned="2">
            <text:p>198369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7" table:formula="of:=([.M10]-[.H9])" office:value-type="float" office:value="440845" calcext:value-type="float" table:number-columns-spanned="1" table:number-rows-spanned="2">
            <text:p>440845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19" calcext:value-type="float">
            <text:p>19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7" table:formula="of:=SUM([.U$1:.U$1048576])" office:value-type="float" office:value="440845" calcext:value-type="float" table:number-columns-spanned="2" table:number-rows-spanned="2">
            <text:p>440845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 A15S 4/64 WHIT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style-name="ce57" table:number-columns-repeated="2"/>
          <table:table-cell table:style-name="ce61" table:number-columns-repeated="2"/>
          <table:table-cell table:number-columns-repeated="7"/>
          <table:table-cell table:style-name="ce72"/>
          <table:table-cell table:number-columns-repeated="2"/>
          <table:table-cell table:style-name="ce39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ALME C11 2/32 GREY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LME C20 2/32 BLU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6799" calcext:value-type="float">
            <text:p>6799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 A21S 6/64 BLU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14999" calcext:value-type="float">
            <text:p>14999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 A72 8/128 BLU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34999" calcext:value-type="float">
            <text:p>34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VO Y20A 3/64 WHIT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 A32 6/128 BLACK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 A31 6/128 BLU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USIC 2 BLACK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2]*[.C22])" office:value-type="float" office:value="1750" calcext:value-type="float">
            <text:p>1750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 M02S 4/64 BLUE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3]*[.C23])" office:value-type="float" office:value="9999" calcext:value-type="float">
            <text:p>9999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KIA 105 S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4]*[.C24])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 PRIME 4/128 BLACK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5]*[.C25])" office:value-type="float" office:value="10999" calcext:value-type="float">
            <text:p>10999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 M11 4/64 BLACK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FM PLUS BLUE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7]*[.C27])" office:value-type="float" office:value="1550" calcext:value-type="float">
            <text:p>1550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 WHITE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IO PHONE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1750" calcext:value-type="float">
            <text:p>1750</text:p>
          </table:table-cell>
          <table:table-cell table:style-name="ce39"/>
          <table:table-cell table:style-name="ce46"/>
          <table:table-cell table:style-name="ce74"/>
          <table:table-cell table:number-columns-repeated="7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51 6/128 BLACK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30]*[.C30])" office:value-type="float" office:value="22999" calcext:value-type="float">
            <text:p>22999</text:p>
          </table:table-cell>
          <table:table-cell table:style-name="ce39"/>
          <table:table-cell table:style-name="ce46"/>
          <table:table-cell table:style-name="ce74"/>
          <table:table-cell table:number-columns-repeated="7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02 2/32 BLACK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31]*[.C31])" office:value-type="float" office:value="7499" calcext:value-type="float">
            <text:p>7499</text:p>
          </table:table-cell>
          <table:table-cell table:style-name="ce39"/>
          <table:table-cell table:style-name="ce46"/>
          <table:table-cell table:style-name="ce74" table:number-columns-repeated="2"/>
          <table:table-cell table:number-columns-repeated="6"/>
          <table:table-cell office:value-type="float" office:value="24" calcext:value-type="float">
            <text:p>24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KIA 110 D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32]*[.C32])" office:value-type="float" office:value="1750" calcext:value-type="float">
            <text:p>1750</text:p>
          </table:table-cell>
          <table:table-cell table:style-name="ce39"/>
          <table:table-cell table:style-name="ce46"/>
          <table:table-cell table:style-name="ce39" table:number-columns-repeated="2"/>
          <table:table-cell table:number-columns-repeated="6"/>
          <table:table-cell office:value-type="float" office:value="25" calcext:value-type="float">
            <text:p>25</text:p>
          </table:table-cell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8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4" office:value-type="float" office:value="13999" calcext:value-type="float">
            <text:p>1399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ce39"/>
          <table:table-cell table:style-name="ce46"/>
          <table:table-cell table:style-name="ce74"/>
          <table:table-cell table:style-name="ce46"/>
          <table:table-cell table:number-columns-repeated="7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4" office:value-type="float" office:value="9999" calcext:value-type="float">
            <text:p>9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6" calcext:value-type="date">
            <text:p>16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Default" table:formula="of:=([.T39]*[.S39])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7" calcext:value-type="date">
            <text:p>17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7" calcext:value-type="date">
            <text:p>17/06/21</text:p>
          </table:table-cell>
          <table:table-cell office:value-type="string" calcext:value-type="string">
            <text:p>S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 table:number-rows-repeated="10485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8" table:default-cell-style-name="ce39"/>
        <table:table-column table:style-name="co9" table:default-cell-style-name="ce8"/>
        <table:table-column table:style-name="co9" table:default-cell-style-name="ce39"/>
        <table:table-column table:style-name="co10" table:default-cell-style-name="ce157"/>
        <table:table-column table:style-name="co1" table:default-cell-style-name="Default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25" calcext:value-type="date">
            <text:p>25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8/128 BLACK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+ 8/128 SILVER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SAM A32 6/128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REALME C12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/>
          <table:table-cell office:value-type="string" calcext:value-type="string">
            <text:p>B-1</text:p>
          </table:table-cell>
          <table:table-cell table:style-name="ce39" office:value-type="string" calcext:value-type="string">
            <text:p>SM A31 6/128 BLUE</text:p>
          </table:table-cell>
          <table:table-cell table:number-columns-repeated="1015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31 6/128 WHITE</text:p>
          </table:table-cell>
          <table:table-cell office:value-type="string" calcext:value-type="string">
            <text:p>salman husai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WHITE</text:p>
          </table:table-cell>
          <table:table-cell office:value-type="string" calcext:value-type="string">
            <text:p>SHARIK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SM A31 6/128 WHITE</text:p>
          </table:table-cell>
          <table:table-cell office:value-type="string" calcext:value-type="string">
            <text:p>shahadat Ali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GURU FM PLUS</text:p>
          </table:table-cell>
          <table:table-cell office:value-type="string" calcext:value-type="string">
            <text:p>FAHEEM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DMI 9 4/64 BLUE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7:03:44.135597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25T17:13:46.367283459</dc:date>
    <meta:editing-duration>PT3H2M52S</meta:editing-duration>
    <meta:editing-cycles>72</meta:editing-cycles>
    <meta:generator>LibreOffice/7.0.5.2$Linux_X86_64 LibreOffice_project/00$Build-2</meta:generator>
    <meta:document-statistic meta:table-count="2" meta:cell-count="387" meta:object-count="0"/>
  </office:meta>
</office:document-meta>
</file>